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rsid="001def87" officeooo:paragraph-rsid="001def87"/>
    </style:style>
    <style:style style:name="P12" style:family="paragraph" style:parent-style-name="Text_20_body">
      <style:text-properties style:font-name="Liberation Mono" fo:font-style="italic" style:text-underline-style="none" officeooo:rsid="001def87" officeooo:paragraph-rsid="001def87" style:font-style-asian="italic" style:font-style-complex="italic"/>
    </style:style>
    <style:style style:name="P13" style:family="paragraph" style:parent-style-name="Heading_20_2">
      <style:text-properties officeooo:paragraph-rsid="001def87"/>
    </style:style>
    <style:style style:name="P14" style:family="paragraph" style:parent-style-name="Text_20_body">
      <style:text-properties officeooo:rsid="001def87" officeooo:paragraph-rsid="001def87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officeooo:rsid="001def87"/>
    </style:style>
    <style:style style:name="T5" style:family="text">
      <style:text-properties fo:font-style="italic" style:font-style-asian="italic" style:font-style-complex="italic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definir constantes temporales en VHDL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24/como-definir-constantes-temporales-en-vhdl/" text:style-name="Internet_20_link" text:visited-style-name="Visited_20_Internet_20_Link"><text:span text:style-name="T3">https://soceame.wordpress.com/2025/02/24/como-definir-constantes-temporales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22:20:26.561804534">24/02/2025</text:date></text:p>
      <text:p text:style-name="P10"/>
      <text:p text:style-name="P11">Uno de los inconvenientes que tiene VHDL es que es no es un lenguaje fácil para definir variables temporales. Por ello se suele recurrir a el uso de la calculadora en modo programador para obtener los valores binarios y luego estos valores se copian a FW, y el problema es que tienes que definir de dónde proceden estos valores, y además en caso cualquier modificación de este valor tienes que volver a recalcular el valor.</text:p>
      <text:p text:style-name="P11">Pues en esta entrada te voy a explicar cómo evitar tener que hacer estos cálculos declarando constantes.</text:p>
      <text:p text:style-name="P11">Como contantes temporales hay que definir dos tipos, las constantes de comparación y las constantes de simulación.</text:p>
      <text:h text:style-name="Heading_20_2" text:outline-level="2">Constantes de comparación</text:h>
      <text:p text:style-name="P11">Estas constantes solo tienen el objetivo de utilizarse en comparaciones, por lo que son sintetizables debido a que el sintetizador calcula el valor antes de hacer el resto de la síntesis.</text:p>
      <text:p text:style-name="P11">Por ejemplo, imaginemos que tenemos un reloj de 100 MHz y queremos calcular la constante que nos da el contador para unos baudios de 9600.</text:p>
      <text:p text:style-name="P12">constant FREQ : integer := 100_000_000;</text:p>
      <text:p text:style-name="P12">constant BAUD : integer := 9600;</text:p>
      <text:p text:style-name="P12">constant FREQ_DIV : integer := FREQ / BAUD;</text:p>
      <text:p text:style-name="P11">Entonces, ya no es necesario hacer el cálculo y conseguir la constante de salida. Por lo que podemos modificar parámetros como la frecuencia o los baudios sin la necesidad de hacer de nuevo el cálculo.</text:p>
      <text:h text:style-name="P13" text:outline-level="2">Constantes de <text:span text:style-name="T4">simulación</text:span></text:h>
      <text:p text:style-name="P14">Estas constantes son solo para simulación, por lo que no son sintetizables, y además, están definidas como tipo <text:span text:style-name="T5">time</text:span>. El cálculo se hace como en las constantes de simulación solo que con la escala de tiempos que se utiliza.</text:p>
      <text:p text:style-name="P14">Por ejemplo en el caso anterior, se tiene que multiplicar por 1ns el valor obtenido del cálculo anterior. Esta constante sí que puede ser utilizada por un <text:span text:style-name="T5">wait for.</text:span></text:p>
      <text:p text:style-name="P12">constant FREQ : integer := 100_000_000;</text:p>
      <text:p text:style-name="P12">constant BAUD : integer := 9600;</text:p>
      <text:p text:style-name="P12">constant FREQ_DIV : integer := FREQ / BAUD;</text:p>
      <text:p text:style-name="P12">constant FREQ_DIV_ns : time := FREQ_DIV * 1 ns;</text:p>
      <text:p text:style-name="P12"/>
      <text:p text:style-name="P12"><text:soft-page-break/></text:p>
      <text:p text:style-name="P12">...</text:p>
      <text:p text:style-name="P12">process begin</text:p>
      <text:p text:style-name="P12"><text:s text:c="4"/>a &lt;= '0';</text:p>
      <text:p text:style-name="P12"><text:s text:c="4"/>wait for FREQ_DIV_ns;</text:p>
      <text:p text:style-name="P12"><text:s text:c="4"/>a &lt;= '1';</text:p>
      <text:p text:style-name="P12"><text:s text:c="4"/>wait;</text:p>
      <text:p text:style-name="P12">end process;</text:p>
      <text:p text:style-name="P12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ad9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24/como-definir-constantes-temporales-en-vhdl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2/24/como-definir-constantes-temporales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2:04:51.839715340</meta:creation-date>
    <meta:editing-duration>PT3M52S</meta:editing-duration>
    <meta:editing-cycles>3</meta:editing-cycles>
    <meta:generator>LibreOffice/24.8.4.2$Linux_X86_64 LibreOffice_project/480$Build-2</meta:generator>
    <dc:date>2025-02-24T22:20:26.120639228</dc:date>
    <meta:document-statistic meta:table-count="0" meta:image-count="0" meta:object-count="0" meta:page-count="3" meta:paragraph-count="33" meta:word-count="360" meta:character-count="2308" meta:non-whitespace-character-count="1961"/>
    <meta:template xlink:type="simple" xlink:actuate="onRequest" xlink:title="template" xlink:href="../../../../../../Plantillas/template.ott" meta:date="2025-02-24T22:04:50.444607183"/>
  </office:meta>
</office:document-meta>
</file>